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6.562cm"/>
    </style:style>
    <style:style style:name="co8" style:family="table-column">
      <style:table-column-properties fo:break-before="auto" style:column-width="6.045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7.297cm"/>
    </style:style>
    <style:style style:name="co12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4"/>
        <table:table-column table:style-name="co4" table:default-cell-style-name="ce4"/>
        <table:table-column table:style-name="co2" table:number-columns-repeated="4" table:default-cell-style-name="ce4"/>
        <table:table-row table:style-name="ro1">
          <table:table-cell office:value-type="string" calcext:value-type="string">
            <text:p>Item </text:p>
          </table:table-cell>
          <table:table-cell table:style-name="ce4" office:value-type="string" calcext:value-type="string">
            <text:p>Unidade </text:p>
          </table:table-cell>
          <table:table-cell office:value-type="string" calcext:value-type="string">
            <text:p>Local transporte</text:p>
          </table:table-cell>
          <table:table-cell table:style-name="ce7" office:value-type="string" calcext:value-type="string">
            <text:p>Variável de decisão </text:p>
          </table:table-cell>
          <table:table-cell office:value-type="string" calcext:value-type="string">
            <text:p>Volume [cm^3]</text:p>
          </table:table-cell>
          <table:table-cell office:value-type="string" calcext:value-type="string">
            <text:p>Venda (R$)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Demanda</text:p>
          </table:table-cell>
        </table:table-row>
        <table:table-row table:style-name="ro1">
          <table:table-cell office:value-type="string" calcext:value-type="string">
            <text:p>Ovo de codorna</text:p>
          </table:table-cell>
          <table:table-cell table:style-name="ce4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1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2]-[.G2]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vo Branco</text:p>
          </table:table-cell>
          <table:table-cell table:style-name="ce6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</text:p>
          </table:table-cell>
          <table:table-cell office:value-type="float" office:value="1458" calcext:value-type="float">
            <text:p>1458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[.F3]-[.G3]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vo Vermelho</text:p>
          </table:table-cell>
          <table:table-cell table:style-name="ce4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3</text:p>
          </table:table-cell>
          <table:table-cell office:value-type="float" office:value="1458" calcext:value-type="float">
            <text:p>14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4]-[.G4]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x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  <table:table-cell table:formula="of:=[.F5]-[.G5]" office:value-type="float" office:value="5.9" calcext:value-type="float">
            <text:p>5,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icanha Suín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5</text:p>
          </table:table-cell>
          <table:table-cell office:value-type="float" office:value="630" calcext:value-type="float">
            <text:p>630</text:p>
          </table:table-cell>
          <table:table-cell office:value-type="float" office:value="26.9" calcext:value-type="float">
            <text:p>26,9</text:p>
          </table:table-cell>
          <table:table-cell office:value-type="float" office:value="18.8" calcext:value-type="float">
            <text:p>18,8</text:p>
          </table:table-cell>
          <table:table-cell table:formula="of:=[.F6]-[.G6]" office:value-type="float" office:value="8.1" calcext:value-type="float">
            <text:p>8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canha Bovin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6</text:p>
          </table:table-cell>
          <table:table-cell office:value-type="float" office:value="1512" calcext:value-type="float">
            <text:p>1512</text:p>
          </table:table-cell>
          <table:table-cell office:value-type="float" office:value="49.4" calcext:value-type="float">
            <text:p>49,4</text:p>
          </table:table-cell>
          <table:table-cell office:value-type="float" office:value="36.4" calcext:value-type="float">
            <text:p>36,4</text:p>
          </table:table-cell>
          <table:table-cell table:formula="of:=[.F7]-[.G7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údo de Porc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7</text:p>
          </table:table-cell>
          <table:table-cell office:value-type="float" office:value="13950" calcext:value-type="float">
            <text:p>13950</text:p>
          </table:table-cell>
          <table:table-cell office:value-type="float" office:value="38.7" calcext:value-type="float">
            <text:p>38,7</text:p>
          </table:table-cell>
          <table:table-cell office:value-type="float" office:value="24" calcext:value-type="float">
            <text:p>24</text:p>
          </table:table-cell>
          <table:table-cell table:formula="of:=[.F8]-[.G8]" office:value-type="float" office:value="14.7" calcext:value-type="float">
            <text:p>14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é de Frango</text:p>
          </table:table-cell>
          <table:table-cell table:style-name="ce4" office:value-type="string" calcext:value-type="string">
            <text:p>Caixa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8</text:p>
          </table:table-cell>
          <table:table-cell office:value-type="float" office:value="112404" calcext:value-type="float">
            <text:p>112404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formula="of:=[.F9]-[.G9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é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9</text:p>
          </table:table-cell>
          <table:table-cell office:value-type="float" office:value="20160" calcext:value-type="float">
            <text:p>20160</text:p>
          </table:table-cell>
          <table:table-cell office:value-type="float" office:value="81.12" calcext:value-type="float">
            <text:p>81,12</text:p>
          </table:table-cell>
          <table:table-cell office:value-type="float" office:value="48" calcext:value-type="float">
            <text:p>48</text:p>
          </table:table-cell>
          <table:table-cell table:formula="of:=[.F10]-[.G10]" office:value-type="float" office:value="33.12" calcext:value-type="float">
            <text:p>33,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rne Moíd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0</text:p>
          </table:table-cell>
          <table:table-cell office:value-type="float" office:value="15876" calcext:value-type="float">
            <text:p>1587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[.F11]-[.G11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stela de Porc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1</text:p>
          </table:table-cell>
          <table:table-cell office:value-type="float" office:value="30618" calcext:value-type="float">
            <text:p>30618</text:p>
          </table:table-cell>
          <table:table-cell office:value-type="float" office:value="39.6" calcext:value-type="float">
            <text:p>39,6</text:p>
          </table:table-cell>
          <table:table-cell office:value-type="float" office:value="24" calcext:value-type="float">
            <text:p>24</text:p>
          </table:table-cell>
          <table:table-cell table:formula="of:=[.F12]-[.G12]" office:value-type="float" office:value="15.6" calcext:value-type="float">
            <text:p>15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caç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2</text:p>
          </table:table-cell>
          <table:table-cell office:value-type="float" office:value="5985" calcext:value-type="float">
            <text:p>59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13]-[.G1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ação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3</text:p>
          </table:table-cell>
          <table:table-cell office:value-type="float" office:value="560" calcext:value-type="float">
            <text:p>56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F14]-[.G14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scoç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4</text:p>
          </table:table-cell>
          <table:table-cell office:value-type="float" office:value="4851" calcext:value-type="float">
            <text:p>48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15]-[.G1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brecox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5</text:p>
          </table:table-cell>
          <table:table-cell office:value-type="float" office:value="7942" calcext:value-type="float">
            <text:p>7942</text:p>
          </table:table-cell>
          <table:table-cell office:value-type="float" office:value="25.8" calcext:value-type="float">
            <text:p>25,8</text:p>
          </table:table-cell>
          <table:table-cell office:value-type="float" office:value="14" calcext:value-type="float">
            <text:p>14</text:p>
          </table:table-cell>
          <table:table-cell table:formula="of:=[.F16]-[.G16]" office:value-type="float" office:value="11.8" calcext:value-type="float">
            <text:p>11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catr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6</text:p>
          </table:table-cell>
          <table:table-cell office:value-type="float" office:value="12064" calcext:value-type="float">
            <text:p>12064</text:p>
          </table:table-cell>
          <table:table-cell office:value-type="float" office:value="156.87" calcext:value-type="float">
            <text:p>156,87</text:p>
          </table:table-cell>
          <table:table-cell office:value-type="float" office:value="113.4" calcext:value-type="float">
            <text:p>113,4</text:p>
          </table:table-cell>
          <table:table-cell table:formula="of:=[.F17]-[.G17]" office:value-type="float" office:value="43.47" calcext:value-type="float">
            <text:p>43,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é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7</text:p>
          </table:table-cell>
          <table:table-cell office:value-type="float" office:value="33840" calcext:value-type="float">
            <text:p>3384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[.F18]-[.G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ito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8</text:p>
          </table:table-cell>
          <table:table-cell office:value-type="float" office:value="11232" calcext:value-type="float">
            <text:p>11232</text:p>
          </table:table-cell>
          <table:table-cell office:value-type="float" office:value="12.9" calcext:value-type="float">
            <text:p>12,9</text:p>
          </table:table-cell>
          <table:table-cell office:value-type="float" office:value="8" calcext:value-type="float">
            <text:p>8</text:p>
          </table:table-cell>
          <table:table-cell table:formula="of:=[.F19]-[.G19]" office:value-type="float" office:value="4.9" calcext:value-type="float">
            <text:p>4,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guiç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9</text:p>
          </table:table-cell>
          <table:table-cell office:value-type="float" office:value="10800" calcext:value-type="float">
            <text:p>10800</text:p>
          </table:table-cell>
          <table:table-cell office:value-type="float" office:value="7.92" calcext:value-type="float">
            <text:p>7,92</text:p>
          </table:table-cell>
          <table:table-cell office:value-type="float" office:value="5.56" calcext:value-type="float">
            <text:p>5,56</text:p>
          </table:table-cell>
          <table:table-cell table:formula="of:=[.F20]-[.G20]" office:value-type="float" office:value="2.36" calcext:value-type="float">
            <text:p>2,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Carne Sec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0</text:p>
          </table:table-cell>
          <table:table-cell office:value-type="float" office:value="40824" calcext:value-type="float">
            <text:p>40824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F21]-[.G21]"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ne de Sol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1</text:p>
          </table:table-cell>
          <table:table-cell office:value-type="float" office:value="40824" calcext:value-type="float">
            <text:p>40824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F22]-[.G22]"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ucinho</text:p>
          </table:table-cell>
          <table:table-cell table:style-name="ce4"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2</text:p>
          </table:table-cell>
          <table:table-cell office:value-type="float" office:value="7830" calcext:value-type="float">
            <text:p>7830</text:p>
          </table:table-cell>
          <table:table-cell office:value-type="float" office:value="13.9" calcext:value-type="float">
            <text:p>13,9</text:p>
          </table:table-cell>
          <table:table-cell office:value-type="float" office:value="10" calcext:value-type="float">
            <text:p>10</text:p>
          </table:table-cell>
          <table:table-cell table:formula="of:=[.F23]-[.G23]" office:value-type="float" office:value="3.9" calcext:value-type="float">
            <text:p>3,9</text:p>
          </table:table-cell>
          <table:table-cell office:value-type="float" office:value="4" calcext:value-type="float">
            <text:p>4</text:p>
          </table:table-cell>
        </table:table-row>
      </table:table>
      <table:table table:name="Planilha2" table:style-name="ta1"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2" table:number-columns-repeated="3" table:default-cell-style-name="ce4"/>
        <table:table-row table:style-name="ro1">
          <table:table-cell table:style-name="ce7" office:value-type="string" calcext:value-type="string">
            <text:p>Variável de decisão </text:p>
          </table:table-cell>
          <table:table-cell office:value-type="string" calcext:value-type="string">
            <text:p>Simplex(Fracionário)</text:p>
          </table:table-cell>
          <table:table-cell office:value-type="string" calcext:value-type="string">
            <text:p>Simplex(Inteiro)</text:p>
          </table:table-cell>
          <table:table-cell office:value-type="string" calcext:value-type="string">
            <text:p>Simplex(Fracionário com restrição)</text:p>
          </table:table-cell>
          <table:table-cell office:value-type="string" calcext:value-type="string">
            <text:p>Simplex(Inteiro com restriçã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806.8733" calcext:value-type="float">
            <text:p>806,8733</text:p>
          </table:table-cell>
          <table:table-cell office:value-type="float" office:value="806" calcext:value-type="float">
            <text:p>806</text:p>
          </table:table-cell>
          <table:table-cell office:value-type="float" office:value="171.6966" calcext:value-type="float">
            <text:p>171,6966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4</text:p>
          </table:table-cell>
          <table:table-cell office:value-type="float" office:value="175.9433" calcext:value-type="float">
            <text:p>175,9433</text:p>
          </table:table-cell>
          <table:table-cell office:value-type="float" office:value="176" calcext:value-type="float">
            <text:p>176</text:p>
          </table:table-cell>
          <table:table-cell office:value-type="float" office:value="72.6219" calcext:value-type="float">
            <text:p>72,6219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</table:table>
      <table:table table:name="Planilha3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Simplex(Fracionário)</text:p>
          </table:table-cell>
          <table:table-cell table:style-name="ce4" office:value-type="string" calcext:value-type="string">
            <text:p>Simplex(Inteiro)</text:p>
          </table:table-cell>
          <table:table-cell office:value-type="string" calcext:value-type="string">
            <text:p>Simplex(Fracionário com restrição)</text:p>
          </table:table-cell>
          <table:table-cell table:style-name="ce4" office:value-type="string" calcext:value-type="string">
            <text:p>Simplex(Inteiro com restrição)</text:p>
          </table:table-cell>
        </table:table-row>
        <table:table-row table:style-name="ro1">
          <table:table-cell office:value-type="string" calcext:value-type="string">
            <text:p>Luc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(kombi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(Geladei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st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22:33:20.3586645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01:13:53.681039983</meta:creation-date>
    <dc:date>2021-03-31T00:36:40.095085620</dc:date>
    <meta:editing-duration>PT2H15M57S</meta:editing-duration>
    <meta:editing-cycles>18</meta:editing-cycles>
    <meta:generator>LibreOffice/6.4.6.2$Linux_X86_64 LibreOffice_project/40$Build-2</meta:generator>
    <meta:document-statistic meta:table-count="3" meta:cell-count="330" meta:object-count="0"/>
  </office:meta>
</office:document-meta>
</file>